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6pt"/>
    </style:style>
    <style:style style:name="co2" style:family="table-column">
      <style:table-column-properties fo:break-before="auto" style:column-width="34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 Ratio 0.4" table:style-name="ta1">
        <table:shapes>
          <draw:frame draw:z-index="0" draw:style-name="gr1" draw:text-style-name="P1" svg:width="453.51pt" svg:height="255.09pt" svg:x="36.74pt" svg:y="167.16pt">
            <loext:p draw:notify-on-update-of-ranges="'Test Ratio 0.4'.B2:'Test Ratio 0.4'.B2 'Test Ratio 0.4'.C2:'Test Ratio 0.4'.G2 'Test Ratio 0.4'.B3:'Test Ratio 0.4'.B3 'Test Ratio 0.4'.C3:'Test Ratio 0.4'.G3 'Test Ratio 0.4'.B4:'Test Ratio 0.4'.B4 'Test Ratio 0.4'.C4:'Test Ratio 0.4'.G4 'Test Ratio 0.4'.B5:'Test Ratio 0.4'.B5 'Test Ratio 0.4'.C5:'Test Ratio 0.4'.G5 'Test Ratio 0.4'.B6:'Test Ratio 0.4'.B6 'Test Ratio 0.4'.C6:'Test Ratio 0.4'.G6 'Test Ratio 0.4'.B7:'Test Ratio 0.4'.B7 'Test Ratio 0.4'.C7:'Test Ratio 0.4'.G7 'Test Ratio 0.4'.B8:'Test Ratio 0.4'.B8 'Test Ratio 0.4'.C8:'Test Ratio 0.4'.G8 'Test Ratio 0.4'.B9:'Test Ratio 0.4'.B9 'Test Ratio 0.4'.C9:'Test Ratio 0.4'.G9 'Test Ratio 0.4'.B10:'Test Ratio 0.4'.B10 'Test Ratio 0.4'.C10:'Test Ratio 0.4'.G10 'Test Ratio 0.4'.B11:'Test Ratio 0.4'.B11 'Test Ratio 0.4'.C11:'Test Ratio 0.4'.G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9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957464750234" calcext:value-type="float">
            <text:p>0.957464750234</text:p>
          </table:table-cell>
          <table:table-cell office:value-type="float" office:value="0.994656466168" calcext:value-type="float">
            <text:p>0.994656466168</text:p>
          </table:table-cell>
          <table:table-cell office:value-type="float" office:value="0.749335463489" calcext:value-type="float">
            <text:p>0.749335463489</text:p>
          </table:table-cell>
          <table:table-cell office:value-type="float" office:value="0.92793021793" calcext:value-type="float">
            <text:p>0.92793021793</text:p>
          </table:table-cell>
          <table:table-cell office:value-type="float" office:value="0.405393458393" calcext:value-type="float">
            <text:p>0.40539345839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565594724939" calcext:value-type="float">
            <text:p>0.565594724939</text:p>
          </table:table-cell>
          <table:table-cell office:value-type="float" office:value="0.745613504797" calcext:value-type="float">
            <text:p>0.745613504797</text:p>
          </table:table-cell>
          <table:table-cell office:value-type="float" office:value="0.607806483827" calcext:value-type="float">
            <text:p>0.607806483827</text:p>
          </table:table-cell>
          <table:table-cell office:value-type="float" office:value="0.827230100309" calcext:value-type="float">
            <text:p>0.827230100309</text:p>
          </table:table-cell>
          <table:table-cell office:value-type="float" office:value="0.429506012506" calcext:value-type="float">
            <text:p>0.429506012506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589759291442" calcext:value-type="float">
            <text:p>0.589759291442</text:p>
          </table:table-cell>
          <table:table-cell office:value-type="float" office:value="0.561519388805" calcext:value-type="float">
            <text:p>0.561519388805</text:p>
          </table:table-cell>
          <table:table-cell office:value-type="float" office:value="0.700431594762" calcext:value-type="float">
            <text:p>0.700431594762</text:p>
          </table:table-cell>
          <table:table-cell office:value-type="float" office:value="0.615455894868" calcext:value-type="float">
            <text:p>0.615455894868</text:p>
          </table:table-cell>
          <table:table-cell office:value-type="float" office:value="0.406644059644" calcext:value-type="float">
            <text:p>0.406644059644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572942630211" calcext:value-type="float">
            <text:p>0.572942630211</text:p>
          </table:table-cell>
          <table:table-cell office:value-type="float" office:value="0.597872332456" calcext:value-type="float">
            <text:p>0.597872332456</text:p>
          </table:table-cell>
          <table:table-cell office:value-type="float" office:value="0.559321566858" calcext:value-type="float">
            <text:p>0.559321566858</text:p>
          </table:table-cell>
          <table:table-cell office:value-type="float" office:value="0.791372811399" calcext:value-type="float">
            <text:p>0.791372811399</text:p>
          </table:table-cell>
          <table:table-cell office:value-type="float" office:value="0.46183020683" calcext:value-type="float">
            <text:p>0.46183020683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15178176452" calcext:value-type="float">
            <text:p>0.615178176452</text:p>
          </table:table-cell>
          <table:table-cell office:value-type="float" office:value="0.634482869411" calcext:value-type="float">
            <text:p>0.634482869411</text:p>
          </table:table-cell>
          <table:table-cell office:value-type="float" office:value="0.771922040648" calcext:value-type="float">
            <text:p>0.771922040648</text:p>
          </table:table-cell>
          <table:table-cell office:value-type="float" office:value="0.539749523095" calcext:value-type="float">
            <text:p>0.539749523095</text:p>
          </table:table-cell>
          <table:table-cell office:value-type="float" office:value="0.501911014911" calcext:value-type="float">
            <text:p>0.501911014911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4297892093" calcext:value-type="float">
            <text:p>0.4297892093</text:p>
          </table:table-cell>
          <table:table-cell office:value-type="float" office:value="0.569072150072" calcext:value-type="float">
            <text:p>0.569072150072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593087542088" calcext:value-type="float">
            <text:p>0.593087542088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599316017316" calcext:value-type="float">
            <text:p>0.599316017316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5" table:style-name="ta1">
        <table:shapes>
          <draw:frame draw:z-index="0" draw:style-name="gr1" draw:text-style-name="P1" svg:width="453.51pt" svg:height="255.09pt" svg:x="36.74pt" svg:y="167.16pt">
            <loext:p draw:notify-on-update-of-ranges="'Test Ratio 0.5'.C2:'Test Ratio 0.5'.G2 'Test Ratio 0.5'.B3:'Test Ratio 0.5'.B3 'Test Ratio 0.5'.C3:'Test Ratio 0.5'.G3 'Test Ratio 0.5'.B4:'Test Ratio 0.5'.B4 'Test Ratio 0.5'.C4:'Test Ratio 0.5'.G4 'Test Ratio 0.5'.B5:'Test Ratio 0.5'.B5 'Test Ratio 0.5'.C5:'Test Ratio 0.5'.G5 'Test Ratio 0.5'.B6:'Test Ratio 0.5'.B6 'Test Ratio 0.5'.C6:'Test Ratio 0.5'.G6 'Test Ratio 0.5'.B7:'Test Ratio 0.5'.B7 'Test Ratio 0.5'.C7:'Test Ratio 0.5'.G7 'Test Ratio 0.5'.B8:'Test Ratio 0.5'.B8 'Test Ratio 0.5'.C8:'Test Ratio 0.5'.G8 'Test Ratio 0.5'.B9:'Test Ratio 0.5'.B9 'Test Ratio 0.5'.C9:'Test Ratio 0.5'.G9 'Test Ratio 0.5'.B10:'Test Ratio 0.5'.B10 'Test Ratio 0.5'.C10:'Test Ratio 0.5'.G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9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174761103839" calcext:value-type="float">
            <text:p>0.174761103839</text:p>
          </table:table-cell>
          <table:table-cell office:value-type="float" office:value="0.406565590649" calcext:value-type="float">
            <text:p>0.406565590649</text:p>
          </table:table-cell>
          <table:table-cell office:value-type="float" office:value="0.290406369951" calcext:value-type="float">
            <text:p>0.290406369951</text:p>
          </table:table-cell>
          <table:table-cell office:value-type="float" office:value="0.337112235899" calcext:value-type="float">
            <text:p>0.337112235899</text:p>
          </table:table-cell>
          <table:table-cell office:value-type="float" office:value="0.750557479557" calcext:value-type="float">
            <text:p>0.75055747955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02975322442" calcext:value-type="float">
            <text:p>0.602975322442</text:p>
          </table:table-cell>
          <table:table-cell office:value-type="float" office:value="0.406290843215" calcext:value-type="float">
            <text:p>0.406290843215</text:p>
          </table:table-cell>
          <table:table-cell office:value-type="float" office:value="0.368247258432" calcext:value-type="float">
            <text:p>0.368247258432</text:p>
          </table:table-cell>
          <table:table-cell office:value-type="float" office:value="0.681945410101" calcext:value-type="float">
            <text:p>0.681945410101</text:p>
          </table:table-cell>
          <table:table-cell office:value-type="float" office:value="0.606773448773" calcext:value-type="float">
            <text:p>0.60677344877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546533295307" calcext:value-type="float">
            <text:p>0.546533295307</text:p>
          </table:table-cell>
          <table:table-cell office:value-type="float" office:value="0.671433800686" calcext:value-type="float">
            <text:p>0.671433800686</text:p>
          </table:table-cell>
          <table:table-cell office:value-type="float" office:value="0.440119735991" calcext:value-type="float">
            <text:p>0.440119735991</text:p>
          </table:table-cell>
          <table:table-cell office:value-type="float" office:value="0.504134927498" calcext:value-type="float">
            <text:p>0.504134927498</text:p>
          </table:table-cell>
          <table:table-cell office:value-type="float" office:value="0.609921596922" calcext:value-type="float">
            <text:p>0.609921596922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594396459396" calcext:value-type="float">
            <text:p>0.594396459396</text:p>
          </table:table-cell>
          <table:table-cell office:value-type="float" office:value="0.665030456939" calcext:value-type="float">
            <text:p>0.665030456939</text:p>
          </table:table-cell>
          <table:table-cell office:value-type="float" office:value="0.57091035618" calcext:value-type="float">
            <text:p>0.57091035618</text:p>
          </table:table-cell>
          <table:table-cell office:value-type="float" office:value="0.591913229499" calcext:value-type="float">
            <text:p>0.591913229499</text:p>
          </table:table-cell>
          <table:table-cell office:value-type="float" office:value="0.609921596922" calcext:value-type="float">
            <text:p>0.609921596922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585979929968" calcext:value-type="float">
            <text:p>0.585979929968</text:p>
          </table:table-cell>
          <table:table-cell office:value-type="float" office:value="0.62279095557" calcext:value-type="float">
            <text:p>0.62279095557</text:p>
          </table:table-cell>
          <table:table-cell office:value-type="float" office:value="0.658094306267" calcext:value-type="float">
            <text:p>0.658094306267</text:p>
          </table:table-cell>
          <table:table-cell office:value-type="float" office:value="0.714235716739" calcext:value-type="float">
            <text:p>0.714235716739</text:p>
          </table:table-cell>
          <table:table-cell office:value-type="float" office:value="0.609921596922" calcext:value-type="float">
            <text:p>0.609921596922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805613389861" calcext:value-type="float">
            <text:p>0.805613389861</text:p>
          </table:table-cell>
          <table:table-cell office:value-type="float" office:value="0.609921596922" calcext:value-type="float">
            <text:p>0.609921596922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09921596922" calcext:value-type="float">
            <text:p>0.609921596922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09921596922" calcext:value-type="float">
            <text:p>0.609921596922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6" table:style-name="ta1">
        <table:shapes>
          <draw:frame draw:z-index="0" draw:style-name="gr1" draw:text-style-name="P1" svg:width="453.51pt" svg:height="255.09pt" svg:x="450.85pt" svg:y="15.62pt">
            <loext:p draw:notify-on-update-of-ranges="'Test Ratio 0.6'.C2:'Test Ratio 0.6'.G2 'Test Ratio 0.6'.B3:'Test Ratio 0.6'.B3 'Test Ratio 0.6'.C3:'Test Ratio 0.6'.G3 'Test Ratio 0.6'.B4:'Test Ratio 0.6'.B4 'Test Ratio 0.6'.C4:'Test Ratio 0.6'.G4 'Test Ratio 0.6'.B5:'Test Ratio 0.6'.B5 'Test Ratio 0.6'.C5:'Test Ratio 0.6'.G5 'Test Ratio 0.6'.B6:'Test Ratio 0.6'.B6 'Test Ratio 0.6'.C6:'Test Ratio 0.6'.G6 'Test Ratio 0.6'.B7:'Test Ratio 0.6'.B7 'Test Ratio 0.6'.C7:'Test Ratio 0.6'.G7 'Test Ratio 0.6'.B8:'Test Ratio 0.6'.B8 'Test Ratio 0.6'.C8:'Test Ratio 0.6'.G8 'Test Ratio 0.6'.B9:'Test Ratio 0.6'.B9 'Test Ratio 0.6'.C9:'Test Ratio 0.6'.G9 'Test Ratio 0.6'.B10:'Test Ratio 0.6'.B10 'Test Ratio 0.6'.C10:'Test Ratio 0.6'.G10 'Test Ratio 0.6'.B11:'Test Ratio 0.6'.B11 'Test Ratio 0.6'.C11:'Test Ratio 0.6'.G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9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0465931134942" calcext:value-type="float">
            <text:p>0.0465931134942</text:p>
          </table:table-cell>
          <table:table-cell office:value-type="float" office:value="0.995381557175" calcext:value-type="float">
            <text:p>0.995381557175</text:p>
          </table:table-cell>
          <table:table-cell office:value-type="float" office:value="0.838363813505" calcext:value-type="float">
            <text:p>0.838363813505</text:p>
          </table:table-cell>
          <table:table-cell office:value-type="float" office:value="0.326615656256" calcext:value-type="float">
            <text:p>0.326615656256</text:p>
          </table:table-cell>
          <table:table-cell office:value-type="float" office:value="0.897337884338" calcext:value-type="float">
            <text:p>0.897337884338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582211702073" calcext:value-type="float">
            <text:p>0.582211702073</text:p>
          </table:table-cell>
          <table:table-cell office:value-type="float" office:value="0.694409264143" calcext:value-type="float">
            <text:p>0.694409264143</text:p>
          </table:table-cell>
          <table:table-cell office:value-type="float" office:value="0.752502802705" calcext:value-type="float">
            <text:p>0.752502802705</text:p>
          </table:table-cell>
          <table:table-cell office:value-type="float" office:value="0.788458199424" calcext:value-type="float">
            <text:p>0.788458199424</text:p>
          </table:table-cell>
          <table:table-cell office:value-type="float" office:value="0.618186480186" calcext:value-type="float">
            <text:p>0.618186480186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551420515293" calcext:value-type="float">
            <text:p>0.551420515293</text:p>
          </table:table-cell>
          <table:table-cell office:value-type="float" office:value="0.658826878149" calcext:value-type="float">
            <text:p>0.658826878149</text:p>
          </table:table-cell>
          <table:table-cell office:value-type="float" office:value="0.678494749249" calcext:value-type="float">
            <text:p>0.678494749249</text:p>
          </table:table-cell>
          <table:table-cell office:value-type="float" office:value="0.768065656142" calcext:value-type="float">
            <text:p>0.768065656142</text:p>
          </table:table-cell>
          <table:table-cell office:value-type="float" office:value="0.618186480186" calcext:value-type="float">
            <text:p>0.618186480186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23449477358" calcext:value-type="float">
            <text:p>0.623449477358</text:p>
          </table:table-cell>
          <table:table-cell office:value-type="float" office:value="0.623905604242" calcext:value-type="float">
            <text:p>0.623905604242</text:p>
          </table:table-cell>
          <table:table-cell office:value-type="float" office:value="0.568404626318" calcext:value-type="float">
            <text:p>0.568404626318</text:p>
          </table:table-cell>
          <table:table-cell office:value-type="float" office:value="0.783048798843" calcext:value-type="float">
            <text:p>0.783048798843</text:p>
          </table:table-cell>
          <table:table-cell office:value-type="float" office:value="0.618186480186" calcext:value-type="float">
            <text:p>0.618186480186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01742144176" calcext:value-type="float">
            <text:p>0.601742144176</text:p>
          </table:table-cell>
          <table:table-cell office:value-type="float" office:value="0.62462349746" calcext:value-type="float">
            <text:p>0.62462349746</text:p>
          </table:table-cell>
          <table:table-cell office:value-type="float" office:value="0.564960936044" calcext:value-type="float">
            <text:p>0.564960936044</text:p>
          </table:table-cell>
          <table:table-cell office:value-type="float" office:value="0.786125764553" calcext:value-type="float">
            <text:p>0.786125764553</text:p>
          </table:table-cell>
          <table:table-cell office:value-type="float" office:value="0.618186480186" calcext:value-type="float">
            <text:p>0.618186480186</text:p>
          </table:table-cell>
        </table:table-row>
        <table:table-row-group>
          <table:table-row table:style-name="ro1">
            <table:covered-table-cell/>
            <table:table-cell office:value-type="float" office:value="300" calcext:value-type="float">
              <text:p>300</text:p>
            </table:table-cell>
            <table:table-cell table:number-columns-repeated="3" table:style-name="ce2" office:value-type="string" calcext:value-type="string">
              <text:p>-</text:p>
            </table:table-cell>
            <table:table-cell office:value-type="float" office:value="0.56756403781" calcext:value-type="float">
              <text:p>0.56756403781</text:p>
            </table:table-cell>
            <table:table-cell office:value-type="float" office:value="0.618186480186" calcext:value-type="float">
              <text:p>0.618186480186</text:p>
            </table:table-cell>
          </table:table-row>
          <table:table-row table:style-name="ro1">
            <table:covered-table-cell/>
            <table:table-cell office:value-type="float" office:value="600" calcext:value-type="float">
              <text:p>600</text:p>
            </table:table-cell>
            <table:table-cell table:number-columns-repeated="4" table:style-name="ce2" office:value-type="string" calcext:value-type="string">
              <text:p>-</text:p>
            </table:table-cell>
            <table:table-cell office:value-type="float" office:value="0.618186480186" calcext:value-type="float">
              <text:p>0.618186480186</text:p>
            </table:table-cell>
          </table:table-row>
          <table:table-row table:style-name="ro1">
            <table:covered-table-cell/>
            <table:table-cell office:value-type="float" office:value="900" calcext:value-type="float">
              <text:p>900</text:p>
            </table:table-cell>
            <table:table-cell table:number-columns-repeated="4" table:style-name="ce2" office:value-type="string" calcext:value-type="string">
              <text:p>-</text:p>
            </table:table-cell>
            <table:table-cell office:value-type="float" office:value="0.618186480186" calcext:value-type="float">
              <text:p>0.618186480186</text:p>
            </table:table-cell>
          </table:table-row>
          <table:table-row table:style-name="ro1">
            <table:covered-table-cell/>
            <table:table-cell office:value-type="float" office:value="1800" calcext:value-type="float">
              <text:p>1800</text:p>
            </table:table-cell>
            <table:table-cell table:number-columns-repeated="5" table:style-name="ce2" office:value-type="string" calcext:value-type="string">
              <text:p>-</text:p>
            </table:table-cell>
          </table:table-row>
        </table:table-row-group>
      </table:table>
      <table:table table:name="Test Ratio 0.7" table:style-name="ta1">
        <table:shapes>
          <draw:frame draw:z-index="0" draw:style-name="gr1" draw:text-style-name="P1" svg:width="453.51pt" svg:height="255.09pt" svg:x="450.85pt" svg:y="15.62pt">
            <loext:p draw:notify-on-update-of-ranges="'Test Ratio 0.7'.C2:'Test Ratio 0.7'.G2 'Test Ratio 0.7'.B3:'Test Ratio 0.7'.B3 'Test Ratio 0.7'.C3:'Test Ratio 0.7'.G3 'Test Ratio 0.7'.B4:'Test Ratio 0.7'.B4 'Test Ratio 0.7'.C4:'Test Ratio 0.7'.G4 'Test Ratio 0.7'.B5:'Test Ratio 0.7'.B5 'Test Ratio 0.7'.C5:'Test Ratio 0.7'.G5 'Test Ratio 0.7'.B6:'Test Ratio 0.7'.B6 'Test Ratio 0.7'.C6:'Test Ratio 0.7'.G6 'Test Ratio 0.7'.B7:'Test Ratio 0.7'.B7 'Test Ratio 0.7'.C7:'Test Ratio 0.7'.G7 'Test Ratio 0.7'.B8:'Test Ratio 0.7'.B8 'Test Ratio 0.7'.C8:'Test Ratio 0.7'.G8 'Test Ratio 0.7'.B9:'Test Ratio 0.7'.B9 'Test Ratio 0.7'.C9:'Test Ratio 0.7'.G9 'Test Ratio 0.7'.B10:'Test Ratio 0.7'.B10 'Test Ratio 0.7'.C10:'Test Ratio 0.7'.G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9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124243401199" calcext:value-type="float">
            <text:p>0.124243401199</text:p>
          </table:table-cell>
          <table:table-cell office:value-type="float" office:value="0.210982886134" calcext:value-type="float">
            <text:p>0.210982886134</text:p>
          </table:table-cell>
          <table:table-cell office:value-type="float" office:value="0.962816969516" calcext:value-type="float">
            <text:p>0.962816969516</text:p>
          </table:table-cell>
          <table:table-cell office:value-type="float" office:value="0.241423972984" calcext:value-type="float">
            <text:p>0.241423972984</text:p>
          </table:table-cell>
          <table:table-cell office:value-type="float" office:value="0.96569016169" calcext:value-type="float">
            <text:p>0.96569016169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02458291214" calcext:value-type="float">
            <text:p>0.602458291214</text:p>
          </table:table-cell>
          <table:table-cell office:value-type="float" office:value="0.672175400082" calcext:value-type="float">
            <text:p>0.672175400082</text:p>
          </table:table-cell>
          <table:table-cell office:value-type="float" office:value="0.764133590712" calcext:value-type="float">
            <text:p>0.764133590712</text:p>
          </table:table-cell>
          <table:table-cell office:value-type="float" office:value="0.676525861544" calcext:value-type="float">
            <text:p>0.676525861544</text:p>
          </table:table-cell>
          <table:table-cell office:value-type="float" office:value="0.622566840567" calcext:value-type="float">
            <text:p>0.62256684056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20684274134" calcext:value-type="float">
            <text:p>0.620684274134</text:p>
          </table:table-cell>
          <table:table-cell office:value-type="float" office:value="0.619929401175" calcext:value-type="float">
            <text:p>0.619929401175</text:p>
          </table:table-cell>
          <table:table-cell office:value-type="float" office:value="0.499836707797" calcext:value-type="float">
            <text:p>0.499836707797</text:p>
          </table:table-cell>
          <table:table-cell office:value-type="float" office:value="0.485079730398" calcext:value-type="float">
            <text:p>0.485079730398</text:p>
          </table:table-cell>
          <table:table-cell office:value-type="float" office:value="0.621354719355" calcext:value-type="float">
            <text:p>0.621354719355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595985637989" calcext:value-type="float">
            <text:p>0.595985637989</text:p>
          </table:table-cell>
          <table:table-cell office:value-type="float" office:value="0.624706370758" calcext:value-type="float">
            <text:p>0.624706370758</text:p>
          </table:table-cell>
          <table:table-cell office:value-type="float" office:value="0.582534368144" calcext:value-type="float">
            <text:p>0.582534368144</text:p>
          </table:table-cell>
          <table:table-cell office:value-type="float" office:value="0.676988291969" calcext:value-type="float">
            <text:p>0.676988291969</text:p>
          </table:table-cell>
          <table:table-cell office:value-type="float" office:value="0.621354719355" calcext:value-type="float">
            <text:p>0.621354719355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05632184813" calcext:value-type="float">
            <text:p>0.605632184813</text:p>
          </table:table-cell>
          <table:table-cell office:value-type="float" office:value="0.624706370758" calcext:value-type="float">
            <text:p>0.624706370758</text:p>
          </table:table-cell>
          <table:table-cell office:value-type="float" office:value="0.629433143989" calcext:value-type="float">
            <text:p>0.629433143989</text:p>
          </table:table-cell>
          <table:table-cell office:value-type="float" office:value="0.539772276651" calcext:value-type="float">
            <text:p>0.539772276651</text:p>
          </table:table-cell>
          <table:table-cell office:value-type="float" office:value="0.621354719355" calcext:value-type="float">
            <text:p>0.621354719355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20524637986" calcext:value-type="float">
            <text:p>0.620524637986</text:p>
          </table:table-cell>
          <table:table-cell office:value-type="float" office:value="0.621354719355" calcext:value-type="float">
            <text:p>0.621354719355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21354719355" calcext:value-type="float">
            <text:p>0.621354719355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21354719355" calcext:value-type="float">
            <text:p>0.621354719355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8" table:style-name="ta1"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9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946735081539" calcext:value-type="float">
            <text:p>0.946735081539</text:p>
          </table:table-cell>
          <table:table-cell office:value-type="float" office:value="0.995442981262" calcext:value-type="float">
            <text:p>0.995442981262</text:p>
          </table:table-cell>
          <table:table-cell office:value-type="float" office:value="0.0103347818969" calcext:value-type="float">
            <text:p>0.0103347818969</text:p>
          </table:table-cell>
          <table:table-cell office:value-type="float" office:value="0.974521715547" calcext:value-type="float">
            <text:p>0.974521715547</text:p>
          </table:table-cell>
          <table:table-cell office:value-type="float" office:value="0.94736998187" calcext:value-type="float">
            <text:p>0.9473699818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595033937214" calcext:value-type="float">
            <text:p>0.595033937214</text:p>
          </table:table-cell>
          <table:table-cell office:value-type="float" office:value="0.617633795379" calcext:value-type="float">
            <text:p>0.617633795379</text:p>
          </table:table-cell>
          <table:table-cell office:value-type="float" office:value="0.474396039151" calcext:value-type="float">
            <text:p>0.474396039151</text:p>
          </table:table-cell>
          <table:table-cell office:value-type="float" office:value="0.718943339255" calcext:value-type="float">
            <text:p>0.718943339255</text:p>
          </table:table-cell>
          <table:table-cell office:value-type="float" office:value="0.616253302253" calcext:value-type="float">
            <text:p>0.61625330225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21716629202" calcext:value-type="float">
            <text:p>0.621716629202</text:p>
          </table:table-cell>
          <table:table-cell office:value-type="float" office:value="0.622676105031" calcext:value-type="float">
            <text:p>0.622676105031</text:p>
          </table:table-cell>
          <table:table-cell office:value-type="float" office:value="0.492523384489" calcext:value-type="float">
            <text:p>0.492523384489</text:p>
          </table:table-cell>
          <table:table-cell office:value-type="float" office:value="0.622244339918" calcext:value-type="float">
            <text:p>0.622244339918</text:p>
          </table:table-cell>
          <table:table-cell office:value-type="float" office:value="0.616253302253" calcext:value-type="float">
            <text:p>0.616253302253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22335450611" calcext:value-type="float">
            <text:p>0.622335450611</text:p>
          </table:table-cell>
          <table:table-cell office:value-type="float" office:value="0.622676105031" calcext:value-type="float">
            <text:p>0.622676105031</text:p>
          </table:table-cell>
          <table:table-cell office:value-type="float" office:value="0.625525213627" calcext:value-type="float">
            <text:p>0.625525213627</text:p>
          </table:table-cell>
          <table:table-cell office:value-type="float" office:value="0.622244339918" calcext:value-type="float">
            <text:p>0.622244339918</text:p>
          </table:table-cell>
          <table:table-cell office:value-type="float" office:value="0.616253302253" calcext:value-type="float">
            <text:p>0.616253302253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22335450611" calcext:value-type="float">
            <text:p>0.622335450611</text:p>
          </table:table-cell>
          <table:table-cell office:value-type="float" office:value="0.621768176772" calcext:value-type="float">
            <text:p>0.621768176772</text:p>
          </table:table-cell>
          <table:table-cell office:value-type="float" office:value="0.625525213627" calcext:value-type="float">
            <text:p>0.625525213627</text:p>
          </table:table-cell>
          <table:table-cell office:value-type="float" office:value="0.622244339918" calcext:value-type="float">
            <text:p>0.622244339918</text:p>
          </table:table-cell>
          <table:table-cell office:value-type="float" office:value="0.616253302253" calcext:value-type="float">
            <text:p>0.616253302253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22244339918" calcext:value-type="float">
            <text:p>0.622244339918</text:p>
          </table:table-cell>
          <table:table-cell office:value-type="float" office:value="0.616253302253" calcext:value-type="float">
            <text:p>0.616253302253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16253302253" calcext:value-type="float">
            <text:p>0.616253302253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16253302253" calcext:value-type="float">
            <text:p>0.616253302253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/00/0000</text:date>, <text:time style:data-style-name="N2" text:time-value="16:02:42.9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5:13:37.928000000</meta:creation-date>
    <dc:date>2016-09-03T17:50:07.695000000</dc:date>
    <meta:editing-duration>PT1H46M3S</meta:editing-duration>
    <meta:editing-cycles>18</meta:editing-cycles>
    <meta:generator>LibreOffice/5.2.0.4$Windows_x86 LibreOffice_project/066b007f5ebcc236395c7d282ba488bca6720265</meta:generator>
    <meta:document-statistic meta:table-count="5" meta:cell-count="30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5</text:p>
        </chart:subtitle>
        <chart:legend chart:legend-position="end" svg:x="14.663cm" svg:y="2.49cm" style:legend-expansion="high" chart:style-name="ch4"/>
        <chart:plot-area chart:style-name="ch5" table:cell-range-address="'Test Ratio 0.5'.B2:'Test Ratio 0.5'.G10" chart:data-source-has-labels="both" svg:x="1.314cm" svg:y="2.155cm" svg:width="13.029cm" svg:height="5.701cm">
          <chartooo:coordinate-region svg:x="2.059cm" svg:y="2.35cm" svg:width="12.284cm" svg:height="4.867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Test Ratio 0.5'.C2:'Test Ratio 0.5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5'.C3:'Test Ratio 0.5'.G3" chart:label-cell-address="'Test Ratio 0.5'.B3:'Test Ratio 0.5'.B3" chart:class="chart:bar">
            <chart:data-point chart:repeated="5"/>
          </chart:series>
          <chart:series chart:style-name="ch12" chart:values-cell-range-address="'Test Ratio 0.5'.C4:'Test Ratio 0.5'.G4" chart:label-cell-address="'Test Ratio 0.5'.B4:'Test Ratio 0.5'.B4" chart:class="chart:bar">
            <chart:data-point chart:repeated="5"/>
          </chart:series>
          <chart:series chart:style-name="ch13" chart:values-cell-range-address="'Test Ratio 0.5'.C5:'Test Ratio 0.5'.G5" chart:label-cell-address="'Test Ratio 0.5'.B5:'Test Ratio 0.5'.B5" chart:class="chart:bar">
            <chart:data-point chart:repeated="5"/>
          </chart:series>
          <chart:series chart:style-name="ch14" chart:values-cell-range-address="'Test Ratio 0.5'.C6:'Test Ratio 0.5'.G6" chart:label-cell-address="'Test Ratio 0.5'.B6:'Test Ratio 0.5'.B6" chart:class="chart:bar">
            <chart:data-point chart:repeated="5"/>
          </chart:series>
          <chart:series chart:style-name="ch15" chart:values-cell-range-address="'Test Ratio 0.5'.C7:'Test Ratio 0.5'.G7" chart:label-cell-address="'Test Ratio 0.5'.B7:'Test Ratio 0.5'.B7" chart:class="chart:bar">
            <chart:data-point chart:repeated="5"/>
          </chart:series>
          <chart:series chart:style-name="ch16" chart:values-cell-range-address="'Test Ratio 0.5'.C8:'Test Ratio 0.5'.G8" chart:label-cell-address="'Test Ratio 0.5'.B8:'Test Ratio 0.5'.B8" chart:class="chart:bar">
            <chart:data-point chart:repeated="5"/>
          </chart:series>
          <chart:series chart:style-name="ch17" chart:values-cell-range-address="'Test Ratio 0.5'.C9:'Test Ratio 0.5'.G9" chart:label-cell-address="'Test Ratio 0.5'.B9:'Test Ratio 0.5'.B9" chart:class="chart:bar">
            <chart:data-point chart:repeated="5"/>
          </chart:series>
          <chart:series chart:style-name="ch18" chart:values-cell-range-address="'Test Ratio 0.5'.C10:'Test Ratio 0.5'.G10" chart:label-cell-address="'Test Ratio 0.5'.B10:'Test Ratio 0.5'.B10" chart:class="chart:ba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5'.C2:'Test Ratio 0.5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5'.B3:'Test Ratio 0.5'.B3</svg:desc>
                </draw:g>
              </table:table-cell>
              <table:table-cell office:value-type="float" office:value="0.174761103839">
                <text:p>0.174761103839</text:p>
                <draw:g>
                  <svg:desc>'Test Ratio 0.5'.C3:'Test Ratio 0.5'.G3</svg:desc>
                </draw:g>
              </table:table-cell>
              <table:table-cell office:value-type="float" office:value="0.406565590649">
                <text:p>0.406565590649</text:p>
              </table:table-cell>
              <table:table-cell office:value-type="float" office:value="0.290406369951">
                <text:p>0.290406369951</text:p>
              </table:table-cell>
              <table:table-cell office:value-type="float" office:value="0.337112235899">
                <text:p>0.337112235899</text:p>
              </table:table-cell>
              <table:table-cell office:value-type="float" office:value="0.750557479557">
                <text:p>0.750557479557</text:p>
              </table:table-cell>
            </table:table-row>
            <table:table-row>
              <table:table-cell office:value-type="string">
                <text:p>5</text:p>
                <draw:g>
                  <svg:desc>'Test Ratio 0.5'.B4:'Test Ratio 0.5'.B4</svg:desc>
                </draw:g>
              </table:table-cell>
              <table:table-cell office:value-type="float" office:value="0.602975322442">
                <text:p>0.602975322442</text:p>
                <draw:g>
                  <svg:desc>'Test Ratio 0.5'.C4:'Test Ratio 0.5'.G4</svg:desc>
                </draw:g>
              </table:table-cell>
              <table:table-cell office:value-type="float" office:value="0.406290843215">
                <text:p>0.406290843215</text:p>
              </table:table-cell>
              <table:table-cell office:value-type="float" office:value="0.368247258432">
                <text:p>0.368247258432</text:p>
              </table:table-cell>
              <table:table-cell office:value-type="float" office:value="0.681945410101">
                <text:p>0.681945410101</text:p>
              </table:table-cell>
              <table:table-cell office:value-type="float" office:value="0.606773448773">
                <text:p>0.606773448773</text:p>
              </table:table-cell>
            </table:table-row>
            <table:table-row>
              <table:table-cell office:value-type="string">
                <text:p>10</text:p>
                <draw:g>
                  <svg:desc>'Test Ratio 0.5'.B5:'Test Ratio 0.5'.B5</svg:desc>
                </draw:g>
              </table:table-cell>
              <table:table-cell office:value-type="float" office:value="0.546533295307">
                <text:p>0.546533295307</text:p>
                <draw:g>
                  <svg:desc>'Test Ratio 0.5'.C5:'Test Ratio 0.5'.G5</svg:desc>
                </draw:g>
              </table:table-cell>
              <table:table-cell office:value-type="float" office:value="0.671433800686">
                <text:p>0.671433800686</text:p>
              </table:table-cell>
              <table:table-cell office:value-type="float" office:value="0.440119735991">
                <text:p>0.440119735991</text:p>
              </table:table-cell>
              <table:table-cell office:value-type="float" office:value="0.504134927498">
                <text:p>0.504134927498</text:p>
              </table:table-cell>
              <table:table-cell office:value-type="float" office:value="0.609921596922">
                <text:p>0.609921596922</text:p>
              </table:table-cell>
            </table:table-row>
            <table:table-row>
              <table:table-cell office:value-type="string">
                <text:p>30</text:p>
                <draw:g>
                  <svg:desc>'Test Ratio 0.5'.B6:'Test Ratio 0.5'.B6</svg:desc>
                </draw:g>
              </table:table-cell>
              <table:table-cell office:value-type="float" office:value="0.594396459396">
                <text:p>0.594396459396</text:p>
                <draw:g>
                  <svg:desc>'Test Ratio 0.5'.C6:'Test Ratio 0.5'.G6</svg:desc>
                </draw:g>
              </table:table-cell>
              <table:table-cell office:value-type="float" office:value="0.665030456939">
                <text:p>0.665030456939</text:p>
              </table:table-cell>
              <table:table-cell office:value-type="float" office:value="0.57091035618">
                <text:p>0.57091035618</text:p>
              </table:table-cell>
              <table:table-cell office:value-type="float" office:value="0.591913229499">
                <text:p>0.591913229499</text:p>
              </table:table-cell>
              <table:table-cell office:value-type="float" office:value="0.609921596922">
                <text:p>0.609921596922</text:p>
              </table:table-cell>
            </table:table-row>
            <table:table-row>
              <table:table-cell office:value-type="string">
                <text:p>60</text:p>
                <draw:g>
                  <svg:desc>'Test Ratio 0.5'.B7:'Test Ratio 0.5'.B7</svg:desc>
                </draw:g>
              </table:table-cell>
              <table:table-cell office:value-type="float" office:value="0.585979929968">
                <text:p>0.585979929968</text:p>
                <draw:g>
                  <svg:desc>'Test Ratio 0.5'.C7:'Test Ratio 0.5'.G7</svg:desc>
                </draw:g>
              </table:table-cell>
              <table:table-cell office:value-type="float" office:value="0.62279095557">
                <text:p>0.62279095557</text:p>
              </table:table-cell>
              <table:table-cell office:value-type="float" office:value="0.658094306267">
                <text:p>0.658094306267</text:p>
              </table:table-cell>
              <table:table-cell office:value-type="float" office:value="0.714235716739">
                <text:p>0.714235716739</text:p>
              </table:table-cell>
              <table:table-cell office:value-type="float" office:value="0.609921596922">
                <text:p>0.609921596922</text:p>
              </table:table-cell>
            </table:table-row>
            <table:table-row>
              <table:table-cell office:value-type="string">
                <text:p>300</text:p>
                <draw:g>
                  <svg:desc>'Test Ratio 0.5'.B8:'Test Ratio 0.5'.B8</svg:desc>
                </draw:g>
              </table:table-cell>
              <table:table-cell office:value-type="float" office:value="NaN">
                <text:p>NaN</text:p>
                <draw:g>
                  <svg:desc>'Test Ratio 0.5'.C8:'Test Ratio 0.5'.G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5613389861">
                <text:p>0.805613389861</text:p>
              </table:table-cell>
              <table:table-cell office:value-type="float" office:value="0.609921596922">
                <text:p>0.609921596922</text:p>
              </table:table-cell>
            </table:table-row>
            <table:table-row>
              <table:table-cell office:value-type="string">
                <text:p>600</text:p>
                <draw:g>
                  <svg:desc>'Test Ratio 0.5'.B9:'Test Ratio 0.5'.B9</svg:desc>
                </draw:g>
              </table:table-cell>
              <table:table-cell office:value-type="float" office:value="NaN">
                <text:p>NaN</text:p>
                <draw:g>
                  <svg:desc>'Test Ratio 0.5'.C9:'Test Ratio 0.5'.G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9921596922">
                <text:p>0.609921596922</text:p>
              </table:table-cell>
            </table:table-row>
            <table:table-row>
              <table:table-cell office:value-type="string">
                <text:p>900</text:p>
                <draw:g>
                  <svg:desc>'Test Ratio 0.5'.B10:'Test Ratio 0.5'.B10</svg:desc>
                </draw:g>
              </table:table-cell>
              <table:table-cell office:value-type="float" office:value="NaN">
                <text:p>NaN</text:p>
                <draw:g>
                  <svg:desc>'Test Ratio 0.5'.C10:'Test Ratio 0.5'.G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9921596922">
                <text:p>0.6099215969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6</text:p>
        </chart:subtitle>
        <chart:legend chart:legend-position="end" svg:x="14.469cm" svg:y="2.245cm" style:legend-expansion="high" chart:style-name="ch4"/>
        <chart:plot-area chart:style-name="ch5" table:cell-range-address="'Test Ratio 0.6'.B2:'Test Ratio 0.6'.G11" chart:data-source-has-labels="both" svg:x="1.667cm" svg:y="2.155cm" svg:width="12.482cm" svg:height="5.701cm">
          <chartooo:coordinate-region svg:x="2.412cm" svg:y="2.351cm" svg:width="11.737cm" svg:height="4.866cm"/>
          <chart:axis chart:dimension="x" chart:name="primary-x" chart:style-name="ch6" chartooo:axis-type="auto">
            <chartooo:date-scale/>
            <chart:title svg:x="5.664cm" svg:y="8.037cm" chart:style-name="ch7">
              <text:p>Labeling period / feature length</text:p>
            </chart:title>
            <chart:categories table:cell-range-address="'Test Ratio 0.6'.C2:'Test Ratio 0.6'.G2"/>
          </chart:axis>
          <chart:axis chart:dimension="y" chart:name="primary-y" chart:style-name="ch8">
            <chart:title svg:x="0.451cm" svg:y="5.706cm" chart:style-name="ch9">
              <text:p>Accuracy
</text:p>
            </chart:title>
            <chart:grid chart:style-name="ch10" chart:class="major"/>
          </chart:axis>
          <chart:series chart:style-name="ch11" chart:values-cell-range-address="'Test Ratio 0.6'.C3:'Test Ratio 0.6'.G3" chart:label-cell-address="'Test Ratio 0.6'.B3:'Test Ratio 0.6'.B3" chart:class="chart:bar">
            <chart:data-point chart:repeated="5"/>
          </chart:series>
          <chart:series chart:style-name="ch12" chart:values-cell-range-address="'Test Ratio 0.6'.C4:'Test Ratio 0.6'.G4" chart:label-cell-address="'Test Ratio 0.6'.B4:'Test Ratio 0.6'.B4" chart:class="chart:bar">
            <chart:data-point chart:repeated="5"/>
          </chart:series>
          <chart:series chart:style-name="ch13" chart:values-cell-range-address="'Test Ratio 0.6'.C5:'Test Ratio 0.6'.G5" chart:label-cell-address="'Test Ratio 0.6'.B5:'Test Ratio 0.6'.B5" chart:class="chart:bar">
            <chart:data-point chart:repeated="5"/>
          </chart:series>
          <chart:series chart:style-name="ch14" chart:values-cell-range-address="'Test Ratio 0.6'.C6:'Test Ratio 0.6'.G6" chart:label-cell-address="'Test Ratio 0.6'.B6:'Test Ratio 0.6'.B6" chart:class="chart:bar">
            <chart:data-point chart:repeated="5"/>
          </chart:series>
          <chart:series chart:style-name="ch15" chart:values-cell-range-address="'Test Ratio 0.6'.C7:'Test Ratio 0.6'.G7" chart:label-cell-address="'Test Ratio 0.6'.B7:'Test Ratio 0.6'.B7" chart:class="chart:bar">
            <chart:data-point chart:repeated="5"/>
          </chart:series>
          <chart:series chart:style-name="ch16" chart:values-cell-range-address="'Test Ratio 0.6'.C8:'Test Ratio 0.6'.G8" chart:label-cell-address="'Test Ratio 0.6'.B8:'Test Ratio 0.6'.B8" chart:class="chart:bar">
            <chart:data-point chart:repeated="5"/>
          </chart:series>
          <chart:series chart:style-name="ch17" chart:values-cell-range-address="'Test Ratio 0.6'.C9:'Test Ratio 0.6'.G9" chart:label-cell-address="'Test Ratio 0.6'.B9:'Test Ratio 0.6'.B9" chart:class="chart:bar">
            <chart:data-point chart:repeated="5"/>
          </chart:series>
          <chart:series chart:style-name="ch18" chart:values-cell-range-address="'Test Ratio 0.6'.C10:'Test Ratio 0.6'.G10" chart:label-cell-address="'Test Ratio 0.6'.B10:'Test Ratio 0.6'.B10" chart:class="chart:bar">
            <chart:data-point chart:repeated="5"/>
          </chart:series>
          <chart:series chart:style-name="ch19" chart:values-cell-range-address="'Test Ratio 0.6'.C11:'Test Ratio 0.6'.G11" chart:label-cell-address="'Test Ratio 0.6'.B11:'Test Ratio 0.6'.B11" chart:class="chart:bar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6'.C2:'Test Ratio 0.6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6'.B3:'Test Ratio 0.6'.B3</svg:desc>
                </draw:g>
              </table:table-cell>
              <table:table-cell office:value-type="float" office:value="0.0465931134942">
                <text:p>0.0465931134942</text:p>
                <draw:g>
                  <svg:desc>'Test Ratio 0.6'.C3:'Test Ratio 0.6'.G3</svg:desc>
                </draw:g>
              </table:table-cell>
              <table:table-cell office:value-type="float" office:value="0.995381557175">
                <text:p>0.995381557175</text:p>
              </table:table-cell>
              <table:table-cell office:value-type="float" office:value="0.838363813505">
                <text:p>0.838363813505</text:p>
              </table:table-cell>
              <table:table-cell office:value-type="float" office:value="0.326615656256">
                <text:p>0.326615656256</text:p>
              </table:table-cell>
              <table:table-cell office:value-type="float" office:value="0.897337884338">
                <text:p>0.897337884338</text:p>
              </table:table-cell>
            </table:table-row>
            <table:table-row>
              <table:table-cell office:value-type="string">
                <text:p>5</text:p>
                <draw:g>
                  <svg:desc>'Test Ratio 0.6'.B4:'Test Ratio 0.6'.B4</svg:desc>
                </draw:g>
              </table:table-cell>
              <table:table-cell office:value-type="float" office:value="0.582211702073">
                <text:p>0.582211702073</text:p>
                <draw:g>
                  <svg:desc>'Test Ratio 0.6'.C4:'Test Ratio 0.6'.G4</svg:desc>
                </draw:g>
              </table:table-cell>
              <table:table-cell office:value-type="float" office:value="0.694409264143">
                <text:p>0.694409264143</text:p>
              </table:table-cell>
              <table:table-cell office:value-type="float" office:value="0.752502802705">
                <text:p>0.752502802705</text:p>
              </table:table-cell>
              <table:table-cell office:value-type="float" office:value="0.788458199424">
                <text:p>0.788458199424</text:p>
              </table:table-cell>
              <table:table-cell office:value-type="float" office:value="0.618186480186">
                <text:p>0.618186480186</text:p>
              </table:table-cell>
            </table:table-row>
            <table:table-row>
              <table:table-cell office:value-type="string">
                <text:p>10</text:p>
                <draw:g>
                  <svg:desc>'Test Ratio 0.6'.B5:'Test Ratio 0.6'.B5</svg:desc>
                </draw:g>
              </table:table-cell>
              <table:table-cell office:value-type="float" office:value="0.551420515293">
                <text:p>0.551420515293</text:p>
                <draw:g>
                  <svg:desc>'Test Ratio 0.6'.C5:'Test Ratio 0.6'.G5</svg:desc>
                </draw:g>
              </table:table-cell>
              <table:table-cell office:value-type="float" office:value="0.658826878149">
                <text:p>0.658826878149</text:p>
              </table:table-cell>
              <table:table-cell office:value-type="float" office:value="0.678494749249">
                <text:p>0.678494749249</text:p>
              </table:table-cell>
              <table:table-cell office:value-type="float" office:value="0.768065656142">
                <text:p>0.768065656142</text:p>
              </table:table-cell>
              <table:table-cell office:value-type="float" office:value="0.618186480186">
                <text:p>0.618186480186</text:p>
              </table:table-cell>
            </table:table-row>
            <table:table-row>
              <table:table-cell office:value-type="string">
                <text:p>30</text:p>
                <draw:g>
                  <svg:desc>'Test Ratio 0.6'.B6:'Test Ratio 0.6'.B6</svg:desc>
                </draw:g>
              </table:table-cell>
              <table:table-cell office:value-type="float" office:value="0.623449477358">
                <text:p>0.623449477358</text:p>
                <draw:g>
                  <svg:desc>'Test Ratio 0.6'.C6:'Test Ratio 0.6'.G6</svg:desc>
                </draw:g>
              </table:table-cell>
              <table:table-cell office:value-type="float" office:value="0.623905604242">
                <text:p>0.623905604242</text:p>
              </table:table-cell>
              <table:table-cell office:value-type="float" office:value="0.568404626318">
                <text:p>0.568404626318</text:p>
              </table:table-cell>
              <table:table-cell office:value-type="float" office:value="0.783048798843">
                <text:p>0.783048798843</text:p>
              </table:table-cell>
              <table:table-cell office:value-type="float" office:value="0.618186480186">
                <text:p>0.618186480186</text:p>
              </table:table-cell>
            </table:table-row>
            <table:table-row>
              <table:table-cell office:value-type="string">
                <text:p>60</text:p>
                <draw:g>
                  <svg:desc>'Test Ratio 0.6'.B7:'Test Ratio 0.6'.B7</svg:desc>
                </draw:g>
              </table:table-cell>
              <table:table-cell office:value-type="float" office:value="0.601742144176">
                <text:p>0.601742144176</text:p>
                <draw:g>
                  <svg:desc>'Test Ratio 0.6'.C7:'Test Ratio 0.6'.G7</svg:desc>
                </draw:g>
              </table:table-cell>
              <table:table-cell office:value-type="float" office:value="0.62462349746">
                <text:p>0.62462349746</text:p>
              </table:table-cell>
              <table:table-cell office:value-type="float" office:value="0.564960936044">
                <text:p>0.564960936044</text:p>
              </table:table-cell>
              <table:table-cell office:value-type="float" office:value="0.786125764553">
                <text:p>0.786125764553</text:p>
              </table:table-cell>
              <table:table-cell office:value-type="float" office:value="0.618186480186">
                <text:p>0.618186480186</text:p>
              </table:table-cell>
            </table:table-row>
            <table:table-row>
              <table:table-cell office:value-type="string">
                <text:p>300</text:p>
                <draw:g>
                  <svg:desc>'Test Ratio 0.6'.B8:'Test Ratio 0.6'.B8</svg:desc>
                </draw:g>
              </table:table-cell>
              <table:table-cell office:value-type="float" office:value="NaN">
                <text:p>NaN</text:p>
                <draw:g>
                  <svg:desc>'Test Ratio 0.6'.C8:'Test Ratio 0.6'.G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56403781">
                <text:p>0.56756403781</text:p>
              </table:table-cell>
              <table:table-cell office:value-type="float" office:value="0.618186480186">
                <text:p>0.618186480186</text:p>
              </table:table-cell>
            </table:table-row>
            <table:table-row>
              <table:table-cell office:value-type="string">
                <text:p>600</text:p>
                <draw:g>
                  <svg:desc>'Test Ratio 0.6'.B9:'Test Ratio 0.6'.B9</svg:desc>
                </draw:g>
              </table:table-cell>
              <table:table-cell office:value-type="float" office:value="NaN">
                <text:p>NaN</text:p>
                <draw:g>
                  <svg:desc>'Test Ratio 0.6'.C9:'Test Ratio 0.6'.G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186480186">
                <text:p>0.618186480186</text:p>
              </table:table-cell>
            </table:table-row>
            <table:table-row>
              <table:table-cell office:value-type="string">
                <text:p>900</text:p>
                <draw:g>
                  <svg:desc>'Test Ratio 0.6'.B10:'Test Ratio 0.6'.B10</svg:desc>
                </draw:g>
              </table:table-cell>
              <table:table-cell office:value-type="float" office:value="NaN">
                <text:p>NaN</text:p>
                <draw:g>
                  <svg:desc>'Test Ratio 0.6'.C10:'Test Ratio 0.6'.G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186480186">
                <text:p>0.618186480186</text:p>
              </table:table-cell>
            </table:table-row>
            <table:table-row>
              <table:table-cell office:value-type="string">
                <text:p>1800</text:p>
                <draw:g>
                  <svg:desc>'Test Ratio 0.6'.B11:'Test Ratio 0.6'.B11</svg:desc>
                </draw:g>
              </table:table-cell>
              <table:table-cell office:value-type="float" office:value="NaN">
                <text:p>NaN</text:p>
                <draw:g>
                  <svg:desc>'Test Ratio 0.6'.C11:'Test Ratio 0.6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7</text:p>
        </chart:subtitle>
        <chart:legend chart:legend-position="end" svg:x="14.663cm" svg:y="2.49cm" style:legend-expansion="high" chart:style-name="ch4"/>
        <chart:plot-area chart:style-name="ch5" table:cell-range-address="'Test Ratio 0.7'.B2:'Test Ratio 0.7'.G10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Test Ratio 0.7'.C2:'Test Ratio 0.7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7'.C3:'Test Ratio 0.7'.G3" chart:label-cell-address="'Test Ratio 0.7'.B3:'Test Ratio 0.7'.B3" chart:class="chart:bar">
            <chart:data-point chart:repeated="5"/>
          </chart:series>
          <chart:series chart:style-name="ch12" chart:values-cell-range-address="'Test Ratio 0.7'.C4:'Test Ratio 0.7'.G4" chart:label-cell-address="'Test Ratio 0.7'.B4:'Test Ratio 0.7'.B4" chart:class="chart:bar">
            <chart:data-point chart:repeated="5"/>
          </chart:series>
          <chart:series chart:style-name="ch13" chart:values-cell-range-address="'Test Ratio 0.7'.C5:'Test Ratio 0.7'.G5" chart:label-cell-address="'Test Ratio 0.7'.B5:'Test Ratio 0.7'.B5" chart:class="chart:bar">
            <chart:data-point chart:repeated="5"/>
          </chart:series>
          <chart:series chart:style-name="ch14" chart:values-cell-range-address="'Test Ratio 0.7'.C6:'Test Ratio 0.7'.G6" chart:label-cell-address="'Test Ratio 0.7'.B6:'Test Ratio 0.7'.B6" chart:class="chart:bar">
            <chart:data-point chart:repeated="5"/>
          </chart:series>
          <chart:series chart:style-name="ch15" chart:values-cell-range-address="'Test Ratio 0.7'.C7:'Test Ratio 0.7'.G7" chart:label-cell-address="'Test Ratio 0.7'.B7:'Test Ratio 0.7'.B7" chart:class="chart:bar">
            <chart:data-point chart:repeated="5"/>
          </chart:series>
          <chart:series chart:style-name="ch16" chart:values-cell-range-address="'Test Ratio 0.7'.C8:'Test Ratio 0.7'.G8" chart:label-cell-address="'Test Ratio 0.7'.B8:'Test Ratio 0.7'.B8" chart:class="chart:bar">
            <chart:data-point chart:repeated="5"/>
          </chart:series>
          <chart:series chart:style-name="ch17" chart:values-cell-range-address="'Test Ratio 0.7'.C9:'Test Ratio 0.7'.G9" chart:label-cell-address="'Test Ratio 0.7'.B9:'Test Ratio 0.7'.B9" chart:class="chart:bar">
            <chart:data-point chart:repeated="5"/>
          </chart:series>
          <chart:series chart:style-name="ch18" chart:values-cell-range-address="'Test Ratio 0.7'.C10:'Test Ratio 0.7'.G10" chart:label-cell-address="'Test Ratio 0.7'.B10:'Test Ratio 0.7'.B10" chart:class="chart:ba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7'.C2:'Test Ratio 0.7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7'.B3:'Test Ratio 0.7'.B3</svg:desc>
                </draw:g>
              </table:table-cell>
              <table:table-cell office:value-type="float" office:value="0.124243401199">
                <text:p>0.124243401199</text:p>
                <draw:g>
                  <svg:desc>'Test Ratio 0.7'.C3:'Test Ratio 0.7'.G3</svg:desc>
                </draw:g>
              </table:table-cell>
              <table:table-cell office:value-type="float" office:value="0.210982886134">
                <text:p>0.210982886134</text:p>
              </table:table-cell>
              <table:table-cell office:value-type="float" office:value="0.962816969516">
                <text:p>0.962816969516</text:p>
              </table:table-cell>
              <table:table-cell office:value-type="float" office:value="0.241423972984">
                <text:p>0.241423972984</text:p>
              </table:table-cell>
              <table:table-cell office:value-type="float" office:value="0.96569016169">
                <text:p>0.96569016169</text:p>
              </table:table-cell>
            </table:table-row>
            <table:table-row>
              <table:table-cell office:value-type="string">
                <text:p>5</text:p>
                <draw:g>
                  <svg:desc>'Test Ratio 0.7'.B4:'Test Ratio 0.7'.B4</svg:desc>
                </draw:g>
              </table:table-cell>
              <table:table-cell office:value-type="float" office:value="0.602458291214">
                <text:p>0.602458291214</text:p>
                <draw:g>
                  <svg:desc>'Test Ratio 0.7'.C4:'Test Ratio 0.7'.G4</svg:desc>
                </draw:g>
              </table:table-cell>
              <table:table-cell office:value-type="float" office:value="0.672175400082">
                <text:p>0.672175400082</text:p>
              </table:table-cell>
              <table:table-cell office:value-type="float" office:value="0.764133590712">
                <text:p>0.764133590712</text:p>
              </table:table-cell>
              <table:table-cell office:value-type="float" office:value="0.676525861544">
                <text:p>0.676525861544</text:p>
              </table:table-cell>
              <table:table-cell office:value-type="float" office:value="0.622566840567">
                <text:p>0.622566840567</text:p>
              </table:table-cell>
            </table:table-row>
            <table:table-row>
              <table:table-cell office:value-type="string">
                <text:p>10</text:p>
                <draw:g>
                  <svg:desc>'Test Ratio 0.7'.B5:'Test Ratio 0.7'.B5</svg:desc>
                </draw:g>
              </table:table-cell>
              <table:table-cell office:value-type="float" office:value="0.620684274134">
                <text:p>0.620684274134</text:p>
                <draw:g>
                  <svg:desc>'Test Ratio 0.7'.C5:'Test Ratio 0.7'.G5</svg:desc>
                </draw:g>
              </table:table-cell>
              <table:table-cell office:value-type="float" office:value="0.619929401175">
                <text:p>0.619929401175</text:p>
              </table:table-cell>
              <table:table-cell office:value-type="float" office:value="0.499836707797">
                <text:p>0.499836707797</text:p>
              </table:table-cell>
              <table:table-cell office:value-type="float" office:value="0.485079730398">
                <text:p>0.485079730398</text:p>
              </table:table-cell>
              <table:table-cell office:value-type="float" office:value="0.621354719355">
                <text:p>0.621354719355</text:p>
              </table:table-cell>
            </table:table-row>
            <table:table-row>
              <table:table-cell office:value-type="string">
                <text:p>30</text:p>
                <draw:g>
                  <svg:desc>'Test Ratio 0.7'.B6:'Test Ratio 0.7'.B6</svg:desc>
                </draw:g>
              </table:table-cell>
              <table:table-cell office:value-type="float" office:value="0.595985637989">
                <text:p>0.595985637989</text:p>
                <draw:g>
                  <svg:desc>'Test Ratio 0.7'.C6:'Test Ratio 0.7'.G6</svg:desc>
                </draw:g>
              </table:table-cell>
              <table:table-cell office:value-type="float" office:value="0.624706370758">
                <text:p>0.624706370758</text:p>
              </table:table-cell>
              <table:table-cell office:value-type="float" office:value="0.582534368144">
                <text:p>0.582534368144</text:p>
              </table:table-cell>
              <table:table-cell office:value-type="float" office:value="0.676988291969">
                <text:p>0.676988291969</text:p>
              </table:table-cell>
              <table:table-cell office:value-type="float" office:value="0.621354719355">
                <text:p>0.621354719355</text:p>
              </table:table-cell>
            </table:table-row>
            <table:table-row>
              <table:table-cell office:value-type="string">
                <text:p>60</text:p>
                <draw:g>
                  <svg:desc>'Test Ratio 0.7'.B7:'Test Ratio 0.7'.B7</svg:desc>
                </draw:g>
              </table:table-cell>
              <table:table-cell office:value-type="float" office:value="0.605632184813">
                <text:p>0.605632184813</text:p>
                <draw:g>
                  <svg:desc>'Test Ratio 0.7'.C7:'Test Ratio 0.7'.G7</svg:desc>
                </draw:g>
              </table:table-cell>
              <table:table-cell office:value-type="float" office:value="0.624706370758">
                <text:p>0.624706370758</text:p>
              </table:table-cell>
              <table:table-cell office:value-type="float" office:value="0.629433143989">
                <text:p>0.629433143989</text:p>
              </table:table-cell>
              <table:table-cell office:value-type="float" office:value="0.539772276651">
                <text:p>0.539772276651</text:p>
              </table:table-cell>
              <table:table-cell office:value-type="float" office:value="0.621354719355">
                <text:p>0.621354719355</text:p>
              </table:table-cell>
            </table:table-row>
            <table:table-row>
              <table:table-cell office:value-type="string">
                <text:p>300</text:p>
                <draw:g>
                  <svg:desc>'Test Ratio 0.7'.B8:'Test Ratio 0.7'.B8</svg:desc>
                </draw:g>
              </table:table-cell>
              <table:table-cell office:value-type="float" office:value="NaN">
                <text:p>NaN</text:p>
                <draw:g>
                  <svg:desc>'Test Ratio 0.7'.C8:'Test Ratio 0.7'.G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0524637986">
                <text:p>0.620524637986</text:p>
              </table:table-cell>
              <table:table-cell office:value-type="float" office:value="0.621354719355">
                <text:p>0.621354719355</text:p>
              </table:table-cell>
            </table:table-row>
            <table:table-row>
              <table:table-cell office:value-type="string">
                <text:p>600</text:p>
                <draw:g>
                  <svg:desc>'Test Ratio 0.7'.B9:'Test Ratio 0.7'.B9</svg:desc>
                </draw:g>
              </table:table-cell>
              <table:table-cell office:value-type="float" office:value="NaN">
                <text:p>NaN</text:p>
                <draw:g>
                  <svg:desc>'Test Ratio 0.7'.C9:'Test Ratio 0.7'.G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354719355">
                <text:p>0.621354719355</text:p>
              </table:table-cell>
            </table:table-row>
            <table:table-row>
              <table:table-cell office:value-type="string">
                <text:p>900</text:p>
                <draw:g>
                  <svg:desc>'Test Ratio 0.7'.B10:'Test Ratio 0.7'.B10</svg:desc>
                </draw:g>
              </table:table-cell>
              <table:table-cell office:value-type="float" office:value="NaN">
                <text:p>NaN</text:p>
                <draw:g>
                  <svg:desc>'Test Ratio 0.7'.C10:'Test Ratio 0.7'.G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354719355">
                <text:p>0.6213547193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5</text:p>
        </chart:subtitle>
        <chart:legend chart:legend-position="end" svg:x="14.469cm" svg:y="2.245cm" style:legend-expansion="high" chart:style-name="ch4"/>
        <chart:plot-area chart:style-name="ch5" table:cell-range-address="'Test Ratio 0.4'.B2:'Test Ratio 0.4'.G11" chart:data-source-has-labels="both" svg:x="1.314cm" svg:y="2.155cm" svg:width="12.835cm" svg:height="5.701cm">
          <chartooo:coordinate-region svg:x="2.059cm" svg:y="2.351cm" svg:width="12.09cm" svg:height="4.866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4'.C2:'Test Ratio 0.4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4'.C3:'Test Ratio 0.4'.G3" chart:label-cell-address="'Test Ratio 0.4'.B3:'Test Ratio 0.4'.B3" chart:class="chart:bar">
            <chart:data-point chart:repeated="5"/>
          </chart:series>
          <chart:series chart:style-name="ch12" chart:values-cell-range-address="'Test Ratio 0.4'.C4:'Test Ratio 0.4'.G4" chart:label-cell-address="'Test Ratio 0.4'.B4:'Test Ratio 0.4'.B4" chart:class="chart:bar">
            <chart:data-point chart:repeated="5"/>
          </chart:series>
          <chart:series chart:style-name="ch13" chart:values-cell-range-address="'Test Ratio 0.4'.C5:'Test Ratio 0.4'.G5" chart:label-cell-address="'Test Ratio 0.4'.B5:'Test Ratio 0.4'.B5" chart:class="chart:bar">
            <chart:data-point chart:repeated="5"/>
          </chart:series>
          <chart:series chart:style-name="ch14" chart:values-cell-range-address="'Test Ratio 0.4'.C6:'Test Ratio 0.4'.G6" chart:label-cell-address="'Test Ratio 0.4'.B6:'Test Ratio 0.4'.B6" chart:class="chart:bar">
            <chart:data-point chart:repeated="5"/>
          </chart:series>
          <chart:series chart:style-name="ch15" chart:values-cell-range-address="'Test Ratio 0.4'.C7:'Test Ratio 0.4'.G7" chart:label-cell-address="'Test Ratio 0.4'.B7:'Test Ratio 0.4'.B7" chart:class="chart:bar">
            <chart:data-point chart:repeated="5"/>
          </chart:series>
          <chart:series chart:style-name="ch16" chart:values-cell-range-address="'Test Ratio 0.4'.C8:'Test Ratio 0.4'.G8" chart:label-cell-address="'Test Ratio 0.4'.B8:'Test Ratio 0.4'.B8" chart:class="chart:bar">
            <chart:data-point chart:repeated="5"/>
          </chart:series>
          <chart:series chart:style-name="ch17" chart:values-cell-range-address="'Test Ratio 0.4'.C9:'Test Ratio 0.4'.G9" chart:label-cell-address="'Test Ratio 0.4'.B9:'Test Ratio 0.4'.B9" chart:class="chart:bar">
            <chart:data-point chart:repeated="5"/>
          </chart:series>
          <chart:series chart:style-name="ch18" chart:values-cell-range-address="'Test Ratio 0.4'.C10:'Test Ratio 0.4'.G10" chart:label-cell-address="'Test Ratio 0.4'.B10:'Test Ratio 0.4'.B10" chart:class="chart:bar">
            <chart:data-point chart:repeated="5"/>
          </chart:series>
          <chart:series chart:style-name="ch19" chart:values-cell-range-address="'Test Ratio 0.4'.C11:'Test Ratio 0.4'.G11" chart:label-cell-address="'Test Ratio 0.4'.B11:'Test Ratio 0.4'.B11" chart:class="chart:bar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4'.C2:'Test Ratio 0.4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4'.B3:'Test Ratio 0.4'.B3</svg:desc>
                </draw:g>
              </table:table-cell>
              <table:table-cell office:value-type="float" office:value="0.957464750234">
                <text:p>0.957464750234</text:p>
                <draw:g>
                  <svg:desc>'Test Ratio 0.4'.C3:'Test Ratio 0.4'.G3</svg:desc>
                </draw:g>
              </table:table-cell>
              <table:table-cell office:value-type="float" office:value="0.994656466168">
                <text:p>0.994656466168</text:p>
              </table:table-cell>
              <table:table-cell office:value-type="float" office:value="0.749335463489">
                <text:p>0.749335463489</text:p>
              </table:table-cell>
              <table:table-cell office:value-type="float" office:value="0.92793021793">
                <text:p>0.92793021793</text:p>
              </table:table-cell>
              <table:table-cell office:value-type="float" office:value="0.405393458393">
                <text:p>0.405393458393</text:p>
              </table:table-cell>
            </table:table-row>
            <table:table-row>
              <table:table-cell office:value-type="string">
                <text:p>5</text:p>
                <draw:g>
                  <svg:desc>'Test Ratio 0.4'.B4:'Test Ratio 0.4'.B4</svg:desc>
                </draw:g>
              </table:table-cell>
              <table:table-cell office:value-type="float" office:value="0.565594724939">
                <text:p>0.565594724939</text:p>
                <draw:g>
                  <svg:desc>'Test Ratio 0.4'.C4:'Test Ratio 0.4'.G4</svg:desc>
                </draw:g>
              </table:table-cell>
              <table:table-cell office:value-type="float" office:value="0.745613504797">
                <text:p>0.745613504797</text:p>
              </table:table-cell>
              <table:table-cell office:value-type="float" office:value="0.607806483827">
                <text:p>0.607806483827</text:p>
              </table:table-cell>
              <table:table-cell office:value-type="float" office:value="0.827230100309">
                <text:p>0.827230100309</text:p>
              </table:table-cell>
              <table:table-cell office:value-type="float" office:value="0.429506012506">
                <text:p>0.429506012506</text:p>
              </table:table-cell>
            </table:table-row>
            <table:table-row>
              <table:table-cell office:value-type="string">
                <text:p>10</text:p>
                <draw:g>
                  <svg:desc>'Test Ratio 0.4'.B5:'Test Ratio 0.4'.B5</svg:desc>
                </draw:g>
              </table:table-cell>
              <table:table-cell office:value-type="float" office:value="0.589759291442">
                <text:p>0.589759291442</text:p>
                <draw:g>
                  <svg:desc>'Test Ratio 0.4'.C5:'Test Ratio 0.4'.G5</svg:desc>
                </draw:g>
              </table:table-cell>
              <table:table-cell office:value-type="float" office:value="0.561519388805">
                <text:p>0.561519388805</text:p>
              </table:table-cell>
              <table:table-cell office:value-type="float" office:value="0.700431594762">
                <text:p>0.700431594762</text:p>
              </table:table-cell>
              <table:table-cell office:value-type="float" office:value="0.615455894868">
                <text:p>0.615455894868</text:p>
              </table:table-cell>
              <table:table-cell office:value-type="float" office:value="0.406644059644">
                <text:p>0.406644059644</text:p>
              </table:table-cell>
            </table:table-row>
            <table:table-row>
              <table:table-cell office:value-type="string">
                <text:p>30</text:p>
                <draw:g>
                  <svg:desc>'Test Ratio 0.4'.B6:'Test Ratio 0.4'.B6</svg:desc>
                </draw:g>
              </table:table-cell>
              <table:table-cell office:value-type="float" office:value="0.572942630211">
                <text:p>0.572942630211</text:p>
                <draw:g>
                  <svg:desc>'Test Ratio 0.4'.C6:'Test Ratio 0.4'.G6</svg:desc>
                </draw:g>
              </table:table-cell>
              <table:table-cell office:value-type="float" office:value="0.597872332456">
                <text:p>0.597872332456</text:p>
              </table:table-cell>
              <table:table-cell office:value-type="float" office:value="0.559321566858">
                <text:p>0.559321566858</text:p>
              </table:table-cell>
              <table:table-cell office:value-type="float" office:value="0.791372811399">
                <text:p>0.791372811399</text:p>
              </table:table-cell>
              <table:table-cell office:value-type="float" office:value="0.46183020683">
                <text:p>0.46183020683</text:p>
              </table:table-cell>
            </table:table-row>
            <table:table-row>
              <table:table-cell office:value-type="string">
                <text:p>60</text:p>
                <draw:g>
                  <svg:desc>'Test Ratio 0.4'.B7:'Test Ratio 0.4'.B7</svg:desc>
                </draw:g>
              </table:table-cell>
              <table:table-cell office:value-type="float" office:value="0.615178176452">
                <text:p>0.615178176452</text:p>
                <draw:g>
                  <svg:desc>'Test Ratio 0.4'.C7:'Test Ratio 0.4'.G7</svg:desc>
                </draw:g>
              </table:table-cell>
              <table:table-cell office:value-type="float" office:value="0.634482869411">
                <text:p>0.634482869411</text:p>
              </table:table-cell>
              <table:table-cell office:value-type="float" office:value="0.771922040648">
                <text:p>0.771922040648</text:p>
              </table:table-cell>
              <table:table-cell office:value-type="float" office:value="0.539749523095">
                <text:p>0.539749523095</text:p>
              </table:table-cell>
              <table:table-cell office:value-type="float" office:value="0.501911014911">
                <text:p>0.501911014911</text:p>
              </table:table-cell>
            </table:table-row>
            <table:table-row>
              <table:table-cell office:value-type="string">
                <text:p>300</text:p>
                <draw:g>
                  <svg:desc>'Test Ratio 0.4'.B8:'Test Ratio 0.4'.B8</svg:desc>
                </draw:g>
              </table:table-cell>
              <table:table-cell office:value-type="float" office:value="NaN">
                <text:p>NaN</text:p>
                <draw:g>
                  <svg:desc>'Test Ratio 0.4'.C8:'Test Ratio 0.4'.G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97892093">
                <text:p>0.4297892093</text:p>
              </table:table-cell>
              <table:table-cell office:value-type="float" office:value="0.569072150072">
                <text:p>0.569072150072</text:p>
              </table:table-cell>
            </table:table-row>
            <table:table-row>
              <table:table-cell office:value-type="string">
                <text:p>600</text:p>
                <draw:g>
                  <svg:desc>'Test Ratio 0.4'.B9:'Test Ratio 0.4'.B9</svg:desc>
                </draw:g>
              </table:table-cell>
              <table:table-cell office:value-type="float" office:value="NaN">
                <text:p>NaN</text:p>
                <draw:g>
                  <svg:desc>'Test Ratio 0.4'.C9:'Test Ratio 0.4'.G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3087542088">
                <text:p>0.593087542088</text:p>
              </table:table-cell>
            </table:table-row>
            <table:table-row>
              <table:table-cell office:value-type="string">
                <text:p>900</text:p>
                <draw:g>
                  <svg:desc>'Test Ratio 0.4'.B10:'Test Ratio 0.4'.B10</svg:desc>
                </draw:g>
              </table:table-cell>
              <table:table-cell office:value-type="float" office:value="NaN">
                <text:p>NaN</text:p>
                <draw:g>
                  <svg:desc>'Test Ratio 0.4'.C10:'Test Ratio 0.4'.G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316017316">
                <text:p>0.599316017316</text:p>
              </table:table-cell>
            </table:table-row>
            <table:table-row>
              <table:table-cell office:value-type="string">
                <text:p>1800</text:p>
                <draw:g>
                  <svg:desc>'Test Ratio 0.4'.B11:'Test Ratio 0.4'.B11</svg:desc>
                </draw:g>
              </table:table-cell>
              <table:table-cell office:value-type="float" office:value="NaN">
                <text:p>NaN</text:p>
                <draw:g>
                  <svg:desc>'Test Ratio 0.4'.C11:'Test Ratio 0.4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